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COL-4" style:family="table-column">
      <style:table-column-properties style:column-width="59.24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6"/>
        <table:table-column table:default-cell-style-name="ACE-3" table:style-name="ACOL-4"/>
        <table:table-column table:default-cell-style-name="ACE-3" table:style-name="ACOL-0" table:number-columns-repeated="3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35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Hakansson1971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5</text:p>
          </table:table-cell>
          <table:table-cell table:style-name="ACE-3" table:formula="of:=ROUND([.R2]+[.S2]/60;3)" office:value-type="float" office:value="72">
            <text:p>72</text:p>
          </table:table-cell>
          <table:table-cell table:style-name="ACE-3" table:formula="of:=ROUND(-([.T2]+[.U2]/60);3)" office:value-type="float" office:value="-23.332999999999998">
            <text:p>−23.333</text:p>
          </table:table-cell>
          <table:table-cell table:style-name="ACE-5" office:value-type="float" office:value="9120">
            <text:p>9120</text:p>
          </table:table-cell>
          <table:table-cell table:style-name="ACE-5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6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7</text:p>
          </table:table-cell>
          <table:table-cell table:style-name="ACE-3" table:formula="of:=ROUND([.R3]+[.S3]/60;3)" office:value-type="float" office:value="72.283000000000001">
            <text:p>72.283</text:p>
          </table:table-cell>
          <table:table-cell table:style-name="ACE-3" table:formula="of:=ROUND(-([.T3]+[.U3]/60);3)" office:value-type="float" office:value="-24.167000000000002">
            <text:p>−24.167</text:p>
          </table:table-cell>
          <table:table-cell table:style-name="ACE-3" office:value-type="float" office:value="7760">
            <text:p>77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,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3" office:value-type="string">
            <text:p>Hakansson1972,HjortFunder1974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9</text:p>
          </table:table-cell>
          <table:table-cell table:style-name="ACE-3" table:formula="of:=ROUND([.R4]+[.S4]/60;3)" office:value-type="float" office:value="72.516999999999996">
            <text:p>72.517</text:p>
          </table:table-cell>
          <table:table-cell table:style-name="ACE-3" table:formula="of:=ROUND(-([.T4]+[.U4]/60);3)" office:value-type="float" office:value="-23.966999999999999">
            <text:p>−23.967</text:p>
          </table:table-cell>
          <table:table-cell table:style-name="ACE-3" office:value-type="float" office:value="8680">
            <text:p>86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91</text:p>
          </table:table-cell>
          <table:table-cell table:style-name="ACE-3" table:formula="of:=ROUND([.R5]+[.S5]/60;3)" office:value-type="float" office:value="72.450000000000003">
            <text:p>72.45</text:p>
          </table:table-cell>
          <table:table-cell table:style-name="ACE-3" table:formula="of:=ROUND(-([.T5]+[.U5]/60);3)" office:value-type="float" office:value="-25.417000000000002">
            <text:p>−25.417</text:p>
          </table:table-cell>
          <table:table-cell table:style-name="ACE-3" office:value-type="float" office:value="8060">
            <text:p>80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8</text:p>
          </table:table-cell>
          <table:table-cell table:style-name="ACE-3" table:formula="of:=ROUND([.R6]+[.S6]/60;3)" office:value-type="float" office:value="72.132999999999996">
            <text:p>72.133</text:p>
          </table:table-cell>
          <table:table-cell table:style-name="ACE-3" table:formula="of:=ROUND(-([.T6]+[.U6]/60);3)" office:value-type="float" office:value="-23.632999999999999">
            <text:p>−23.633</text:p>
          </table:table-cell>
          <table:table-cell table:style-name="ACE-3" office:value-type="float" office:value="9590">
            <text:p>95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9</text:p>
          </table:table-cell>
          <table:table-cell table:style-name="ACE-3" table:formula="of:=ROUND([.R7]+[.S7]/60;3)" office:value-type="float" office:value="72.516999999999996">
            <text:p>72.517</text:p>
          </table:table-cell>
          <table:table-cell table:style-name="ACE-3" table:formula="of:=ROUND(-([.T7]+[.U7]/60);3)" office:value-type="float" office:value="-23.966999999999999">
            <text:p>−23.967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,Hjort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0</text:p>
          </table:table-cell>
          <table:table-cell table:style-name="ACE-3" table:formula="of:=ROUND([.R8]+[.S8]/60;3)" office:value-type="float" office:value="72.382999999999996">
            <text:p>72.383</text:p>
          </table:table-cell>
          <table:table-cell table:style-name="ACE-3" table:formula="of:=ROUND(-([.T8]+[.U8]/60);3)" office:value-type="float" office:value="-25">
            <text:p>−25</text:p>
          </table:table-cell>
          <table:table-cell table:style-name="ACE-3" office:value-type="float" office:value="8170">
            <text:p>81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s (probably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1</text:p>
          </table:table-cell>
          <table:table-cell table:style-name="ACE-3" table:formula="of:=ROUND([.R9]+[.S9]/60;3)" office:value-type="float" office:value="72.132999999999996">
            <text:p>72.133</text:p>
          </table:table-cell>
          <table:table-cell table:style-name="ACE-3" table:formula="of:=ROUND(-([.T9]+[.U9]/60);3)" office:value-type="float" office:value="-23.582999999999998">
            <text:p>−23.583</text:p>
          </table:table-cell>
          <table:table-cell table:style-name="ACE-3" office:value-type="float" office:value="8940">
            <text:p>894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3</text:p>
          </table:table-cell>
          <table:table-cell table:style-name="ACE-3" table:formula="of:=ROUND([.R10]+[.S10]/60;3)" office:value-type="float" office:value="72.900000000000006">
            <text:p>72.9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marine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4</text:p>
          </table:table-cell>
          <table:table-cell table:style-name="ACE-3" table:formula="of:=ROUND([.R11]+[.S11]/60;3)" office:value-type="float" office:value="72.799999999999997">
            <text:p>72.8</text:p>
          </table:table-cell>
          <table:table-cell table:style-name="ACE-3" table:formula="of:=ROUND(-([.T11]+[.U11]/60);3)" office:value-type="float" office:value="-22.917000000000002">
            <text:p>−22.917</text:p>
          </table:table-cell>
          <table:table-cell table:style-name="ACE-3" office:value-type="float" office:value="5100">
            <text:p>51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organic material (mainly algae)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mixed material in what I am considering a beach deposit based on the description by Hjor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5</text:p>
          </table:table-cell>
          <table:table-cell table:style-name="ACE-3" table:formula="of:=ROUND([.R12]+[.S12]/60;3)" office:value-type="float" office:value="72.799999999999997">
            <text:p>72.8</text:p>
          </table:table-cell>
          <table:table-cell table:style-name="ACE-3" table:formula="of:=ROUND(-([.T12]+[.U12]/60);3)" office:value-type="float" office:value="-22.917000000000002">
            <text:p>−22.917</text:p>
          </table:table-cell>
          <table:table-cell table:style-name="ACE-3" office:value-type="float" office:value="6190">
            <text:p>619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shells in marine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6</text:p>
          </table:table-cell>
          <table:table-cell table:style-name="ACE-3" table:formula="of:=ROUND([.R13]+[.S13]/60;3)" office:value-type="float" office:value="72.799999999999997">
            <text:p>72.8</text:p>
          </table:table-cell>
          <table:table-cell table:style-name="ACE-3" table:formula="of:=ROUND(-([.T13]+[.U13]/60);3)" office:value-type="float" office:value="-22.917000000000002">
            <text:p>−22.917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,HjortFunder1974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08</text:p>
          </table:table-cell>
          <table:table-cell table:style-name="ACE-3" table:formula="of:=ROUND([.R14]+[.S14]/60;3)" office:value-type="float" office:value="72.917000000000002">
            <text:p>72.917</text:p>
          </table:table-cell>
          <table:table-cell table:style-name="ACE-3" table:formula="of:=ROUND(-([.T14]+[.U14]/60);3)" office:value-type="float" office:value="-24.800000000000001">
            <text:p>−24.8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Funder1974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8">
            <text:p>4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5</text:p>
          </table:table-cell>
          <table:table-cell table:style-name="ACE-3" table:formula="of:=ROUND([.R15]+[.S15]/60;3)" office:value-type="float" office:value="72.733000000000004">
            <text:p>72.733</text:p>
          </table:table-cell>
          <table:table-cell table:style-name="ACE-3" table:formula="of:=ROUND(-([.T15]+[.U15]/60);3)" office:value-type="float" office:value="-23">
            <text:p>−23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6</text:p>
          </table:table-cell>
          <table:table-cell table:style-name="ACE-3" table:formula="of:=ROUND([.R16]+[.S16]/60;3)" office:value-type="float" office:value="72.882999999999996">
            <text:p>72.883</text:p>
          </table:table-cell>
          <table:table-cell table:style-name="ACE-3" table:formula="of:=ROUND(-([.T16]+[.U16]/60);3)" office:value-type="float" office:value="-23.417000000000002">
            <text:p>−23.417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sandy silty bed in a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7</text:p>
          </table:table-cell>
          <table:table-cell table:style-name="ACE-3" table:formula="of:=ROUND([.R17]+[.S17]/60;3)" office:value-type="float" office:value="72.117000000000004">
            <text:p>72.117</text:p>
          </table:table-cell>
          <table:table-cell table:style-name="ACE-3" table:formula="of:=ROUND(-([.T17]+[.U17]/60);3)" office:value-type="float" office:value="-23.567">
            <text:p>−23.5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4">
            <text:p>3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8</text:p>
          </table:table-cell>
          <table:table-cell table:style-name="ACE-3" table:formula="of:=ROUND([.R18]+[.S18]/60;3)" office:value-type="float" office:value="72.566999999999993">
            <text:p>72.567</text:p>
          </table:table-cell>
          <table:table-cell table:style-name="ACE-3" table:formula="of:=ROUND(-([.T18]+[.U18]/60);3)" office:value-type="float" office:value="-24.699999999999999">
            <text:p>−24.7</text:p>
          </table:table-cell>
          <table:table-cell table:style-name="ACE-3" office:value-type="float" office:value="8860">
            <text:p>8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2">
            <text:p>4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9</text:p>
          </table:table-cell>
          <table:table-cell table:style-name="ACE-3" table:formula="of:=ROUND([.R19]+[.S19]/60;3)" office:value-type="float" office:value="72.099999999999994">
            <text:p>72.1</text:p>
          </table:table-cell>
          <table:table-cell table:style-name="ACE-3" table:formula="of:=ROUND(-([.T19]+[.U19]/60);3)" office:value-type="float" office:value="-23.832999999999998">
            <text:p>−23.833</text:p>
          </table:table-cell>
          <table:table-cell table:style-name="ACE-3" office:value-type="float" office:value="8660">
            <text:p>866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from sandy silty beds in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0</text:p>
          </table:table-cell>
          <table:table-cell table:style-name="ACE-3" table:formula="of:=ROUND([.R20]+[.S20]/60;3)" office:value-type="float" office:value="72.933000000000007">
            <text:p>72.933</text:p>
          </table:table-cell>
          <table:table-cell table:style-name="ACE-3" table:formula="of:=ROUND(-([.T20]+[.U20]/60);3)" office:value-type="float" office:value="-22.667000000000002">
            <text:p>−22.667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1</text:p>
          </table:table-cell>
          <table:table-cell table:style-name="ACE-3" table:formula="of:=ROUND([.R21]+[.S21]/60;3)" office:value-type="float" office:value="72.599999999999994">
            <text:p>72.6</text:p>
          </table:table-cell>
          <table:table-cell table:style-name="ACE-3" table:formula="of:=ROUND(-([.T21]+[.U21]/60);3)" office:value-type="float" office:value="-24.733000000000001">
            <text:p>−24.73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5">
            <text:p>85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4">
            <text:p>4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2</text:p>
          </table:table-cell>
          <table:table-cell table:style-name="ACE-3" table:formula="of:=ROUND([.R22]+[.S22]/60;3)" office:value-type="float" office:value="72.5">
            <text:p>72.5</text:p>
          </table:table-cell>
          <table:table-cell table:style-name="ACE-3" table:formula="of:=ROUND(-([.T22]+[.U22]/60);3)" office:value-type="float" office:value="-23.082999999999998">
            <text:p>−23.083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0">
            <text:p>9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3</text:p>
          </table:table-cell>
          <table:table-cell table:style-name="ACE-3" table:formula="of:=ROUND([.R23]+[.S23]/60;3)" office:value-type="float" office:value="72.599999999999994">
            <text:p>72.6</text:p>
          </table:table-cell>
          <table:table-cell table:style-name="ACE-3" table:formula="of:=ROUND(-([.T23]+[.U23]/60);3)" office:value-type="float" office:value="-26.382999999999999">
            <text:p>−26.383</text:p>
          </table:table-cell>
          <table:table-cell table:style-name="ACE-3" office:value-type="float" office:value="7310">
            <text:p>73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3">
            <text:p>2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4</text:p>
          </table:table-cell>
          <table:table-cell table:style-name="ACE-3" table:formula="of:=ROUND([.R24]+[.S24]/60;3)" office:value-type="float" office:value="72.700000000000003">
            <text:p>72.7</text:p>
          </table:table-cell>
          <table:table-cell table:style-name="ACE-3" table:formula="of:=ROUND(-([.T24]+[.U24]/60);3)" office:value-type="float" office:value="-22.966999999999999">
            <text:p>−22.967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4</text:p>
          </table:table-cell>
          <table:table-cell table:style-name="ACE-3" table:formula="of:=ROUND([.R25]+[.S25]/60;3)" office:value-type="float" office:value="71.882999999999996">
            <text:p>71.883</text:p>
          </table:table-cell>
          <table:table-cell table:style-name="ACE-3" table:formula="of:=ROUND(-([.T25]+[.U25]/60);3)" office:value-type="float" office:value="-22.917000000000002">
            <text:p>−22.917</text:p>
          </table:table-cell>
          <table:table-cell table:style-name="ACE-3" office:value-type="float" office:value="9880">
            <text:p>98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5</text:p>
          </table:table-cell>
          <table:table-cell table:style-name="ACE-3" table:formula="of:=ROUND([.R26]+[.S26]/60;3)" office:value-type="float" office:value="72.917000000000002">
            <text:p>72.917</text:p>
          </table:table-cell>
          <table:table-cell table:style-name="ACE-3" table:formula="of:=ROUND(-([.T26]+[.U26]/60);3)" office:value-type="float" office:value="-25.75">
            <text:p>−25.75</text:p>
          </table:table-cell>
          <table:table-cell table:style-name="ACE-3" office:value-type="float" office:value="7320">
            <text:p>73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Clinocardium ciliatum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stony glaciomarine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6</text:p>
          </table:table-cell>
          <table:table-cell table:style-name="ACE-3" table:formula="of:=ROUND([.R27]+[.S27]/60;3)" office:value-type="float" office:value="72.632999999999996">
            <text:p>72.633</text:p>
          </table:table-cell>
          <table:table-cell table:style-name="ACE-3" table:formula="of:=ROUND(-([.T27]+[.U27]/60);3)" office:value-type="float" office:value="-22.683">
            <text:p>−22.683</text:p>
          </table:table-cell>
          <table:table-cell table:style-name="ACE-3" office:value-type="float" office:value="8420">
            <text:p>842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1">
            <text:p>4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7</text:p>
          </table:table-cell>
          <table:table-cell table:style-name="ACE-3" table:formula="of:=ROUND([.R28]+[.S28]/60;3)" office:value-type="float" office:value="72.733000000000004">
            <text:p>72.733</text:p>
          </table:table-cell>
          <table:table-cell table:style-name="ACE-3" table:formula="of:=ROUND(-([.T28]+[.U28]/60);3)" office:value-type="float" office:value="-26.167000000000002">
            <text:p>−26.167</text:p>
          </table:table-cell>
          <table:table-cell table:style-name="ACE-3" office:value-type="float" office:value="7860">
            <text:p>78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glaciomarine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8</text:p>
          </table:table-cell>
          <table:table-cell table:style-name="ACE-3" table:formula="of:=ROUND([.R29]+[.S29]/60;3)" office:value-type="float" office:value="72.816999999999993">
            <text:p>72.817</text:p>
          </table:table-cell>
          <table:table-cell table:style-name="ACE-3" table:formula="of:=ROUND(-([.T29]+[.U29]/60);3)" office:value-type="float" office:value="-23.283000000000001">
            <text:p>−23.28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Tridonta borealis, Nicania montagui, Bathyarca glaci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89</text:p>
          </table:table-cell>
          <table:table-cell table:style-name="ACE-3" table:formula="of:=ROUND([.R30]+[.S30]/60;3)" office:value-type="float" office:value="72">
            <text:p>72</text:p>
          </table:table-cell>
          <table:table-cell table:style-name="ACE-3" table:formula="of:=ROUND(-([.T30]+[.U30]/60);3)" office:value-type="float" office:value="-23.332999999999998">
            <text:p>−23.333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0</text:p>
          </table:table-cell>
          <table:table-cell table:style-name="ACE-3" table:formula="of:=ROUND([.R31]+[.S31]/60;3)" office:value-type="float" office:value="72.417000000000002">
            <text:p>72.417</text:p>
          </table:table-cell>
          <table:table-cell table:style-name="ACE-3" table:formula="of:=ROUND(-([.T31]+[.U31]/60);3)" office:value-type="float" office:value="-24.582999999999998">
            <text:p>−24.583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1</text:p>
          </table:table-cell>
          <table:table-cell table:style-name="ACE-3" table:formula="of:=ROUND([.R32]+[.S32]/60;3)" office:value-type="float" office:value="72.733000000000004">
            <text:p>72.733</text:p>
          </table:table-cell>
          <table:table-cell table:style-name="ACE-3" table:formula="of:=ROUND(-([.T32]+[.U32]/60);3)" office:value-type="float" office:value="-25.082999999999998">
            <text:p>−25.083</text:p>
          </table:table-cell>
          <table:table-cell table:style-name="ACE-3" office:value-type="float" office:value="7970">
            <text:p>79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ilty be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2</text:p>
          </table:table-cell>
          <table:table-cell table:style-name="ACE-3" table:formula="of:=ROUND([.R33]+[.S33]/60;3)" office:value-type="float" office:value="72.400000000000006">
            <text:p>72.4</text:p>
          </table:table-cell>
          <table:table-cell table:style-name="ACE-3" table:formula="of:=ROUND(-([.T33]+[.U33]/60);3)" office:value-type="float" office:value="-24.917000000000002">
            <text:p>−24.917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8">
            <text:p>38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3</text:p>
          </table:table-cell>
          <table:table-cell table:style-name="ACE-3" table:formula="of:=ROUND([.R34]+[.S34]/60;3)" office:value-type="float" office:value="72.882999999999996">
            <text:p>72.883</text:p>
          </table:table-cell>
          <table:table-cell table:style-name="ACE-3" table:formula="of:=ROUND(-([.T34]+[.U34]/60);3)" office:value-type="float" office:value="-23.417000000000002">
            <text:p>−23.417</text:p>
          </table:table-cell>
          <table:table-cell table:style-name="ACE-3" office:value-type="float" office:value="8830">
            <text:p>88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5</text:p>
          </table:table-cell>
          <table:table-cell table:style-name="ACE-3" table:formula="of:=ROUND([.R35]+[.S35]/60;3)" office:value-type="float" office:value="72.733000000000004">
            <text:p>72.733</text:p>
          </table:table-cell>
          <table:table-cell table:style-name="ACE-3" table:formula="of:=ROUND(-([.T35]+[.U35]/60);3)" office:value-type="float" office:value="-25.082999999999998">
            <text:p>−25.0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varved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6</text:p>
          </table:table-cell>
          <table:table-cell table:style-name="ACE-3" table:formula="of:=ROUND([.R36]+[.S36]/60;3)" office:value-type="float" office:value="72.516999999999996">
            <text:p>72.517</text:p>
          </table:table-cell>
          <table:table-cell table:style-name="ACE-3" table:formula="of:=ROUND(-([.T36]+[.U36]/60);3)" office:value-type="float" office:value="-23.966999999999999">
            <text:p>−23.967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7</text:p>
          </table:table-cell>
          <table:table-cell table:style-name="ACE-3" table:formula="of:=ROUND([.R37]+[.S37]/60;3)" office:value-type="float" office:value="72.516999999999996">
            <text:p>72.517</text:p>
          </table:table-cell>
          <table:table-cell table:style-name="ACE-3" table:formula="of:=ROUND(-([.T37]+[.U37]/60);3)" office:value-type="float" office:value="-23.966999999999999">
            <text:p>−23.967</text:p>
          </table:table-cell>
          <table:table-cell table:style-name="ACE-3" office:value-type="float" office:value="7190">
            <text:p>71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8</text:p>
          </table:table-cell>
          <table:table-cell table:style-name="ACE-3" table:formula="of:=ROUND([.R38]+[.S38]/60;3)" office:value-type="float" office:value="72.516999999999996">
            <text:p>72.517</text:p>
          </table:table-cell>
          <table:table-cell table:style-name="ACE-3" table:formula="of:=ROUND(-([.T38]+[.U38]/60);3)" office:value-type="float" office:value="-23.966999999999999">
            <text:p>−23.967</text:p>
          </table:table-cell>
          <table:table-cell table:style-name="ACE-3" office:value-type="float" office:value="5570">
            <text:p>55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, Macoma calcarea, Serri fees groenlandic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9</text:p>
          </table:table-cell>
          <table:table-cell table:style-name="ACE-3" table:formula="of:=ROUND([.R39]+[.S39]/60;3)" office:value-type="float" office:value="72.700000000000003">
            <text:p>72.7</text:p>
          </table:table-cell>
          <table:table-cell table:style-name="ACE-3" table:formula="of:=ROUND(-([.T39]+[.U39]/60);3)" office:value-type="float" office:value="-22.966999999999999">
            <text:p>−22.967</text:p>
          </table:table-cell>
          <table:table-cell table:style-name="ACE-3" office:value-type="float" office:value="8250">
            <text:p>825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Tridonta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0</text:p>
          </table:table-cell>
          <table:table-cell table:style-name="ACE-3" table:formula="of:=ROUND([.R40]+[.S40]/60;3)" office:value-type="float" office:value="72.816999999999993">
            <text:p>72.817</text:p>
          </table:table-cell>
          <table:table-cell table:style-name="ACE-3" table:formula="of:=ROUND(-([.T40]+[.U40]/60);3)" office:value-type="float" office:value="-23.283000000000001">
            <text:p>−23.2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1Iacoma calcarea, Nicania montagui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1</text:p>
          </table:table-cell>
          <table:table-cell table:style-name="ACE-3" table:formula="of:=ROUND([.R41]+[.S41]/60;3)" office:value-type="float" office:value="72.216999999999999">
            <text:p>72.217</text:p>
          </table:table-cell>
          <table:table-cell table:style-name="ACE-3" table:formula="of:=ROUND(-([.T41]+[.U41]/60);3)" office:value-type="float" office:value="-23.882999999999999">
            <text:p>−23.883</text:p>
          </table:table-cell>
          <table:table-cell table:style-name="ACE-3" office:value-type="float" office:value="4130">
            <text:p>41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, Hiatella arctic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foreset bed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3">
            <text:p>5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6</text:p>
          </table:table-cell>
          <table:table-cell table:style-name="ACE-3" table:formula="of:=ROUND([.R42]+[.S42]/60;3)" office:value-type="float" office:value="72.400000000000006">
            <text:p>72.4</text:p>
          </table:table-cell>
          <table:table-cell table:style-name="ACE-3" table:formula="of:=ROUND(-([.T42]+[.U42]/60);3)" office:value-type="float" office:value="-26.233000000000001">
            <text:p>−26.233</text:p>
          </table:table-cell>
          <table:table-cell table:style-name="ACE-3" office:value-type="float" office:value="7140">
            <text:p>714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silty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">
            <text:p>1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7</text:p>
          </table:table-cell>
          <table:table-cell table:style-name="ACE-3" table:formula="of:=ROUND([.R43]+[.S43]/60;3)" office:value-type="float" office:value="73.667000000000002">
            <text:p>73.667</text:p>
          </table:table-cell>
          <table:table-cell table:style-name="ACE-3" table:formula="of:=ROUND(-([.T43]+[.U43]/60);3)" office:value-type="float" office:value="-21.832999999999998">
            <text:p>−21.833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a coastal cliff, says it predates when shoreline was at 7-8 m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8</text:p>
          </table:table-cell>
          <table:table-cell table:style-name="ACE-3" table:formula="of:=ROUND([.R44]+[.S44]/60;3)" office:value-type="float" office:value="73.617000000000004">
            <text:p>73.617</text:p>
          </table:table-cell>
          <table:table-cell table:style-name="ACE-3" table:formula="of:=ROUND(-([.T44]+[.U44]/60);3)" office:value-type="float" office:value="-22.350000000000001">
            <text:p>−22.35</text:p>
          </table:table-cell>
          <table:table-cell table:style-name="ACE-3" office:value-type="float" office:value="6460">
            <text:p>64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fine sand that is overlain by beach gravel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1">
            <text:p>2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2</text:p>
          </table:table-cell>
          <table:table-cell table:style-name="ACE-3" table:formula="of:=ROUND([.R45]+[.S45]/60;3)" office:value-type="float" office:value="73.549999999999997">
            <text:p>73.55</text:p>
          </table:table-cell>
          <table:table-cell table:style-name="ACE-3" table:formula="of:=ROUND(-([.T45]+[.U45]/60);3)" office:value-type="float" office:value="-20.75">
            <text:p>−20.75</text:p>
          </table:table-cell>
          <table:table-cell table:style-name="ACE-3" office:value-type="float" office:value="10720">
            <text:p>107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3" office:value-type="string">
            <text:p>Hakansson1975,Hjort1979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3</text:p>
          </table:table-cell>
          <table:table-cell table:style-name="ACE-3" table:formula="of:=ROUND([.R46]+[.S46]/60;3)" office:value-type="float" office:value="73.667000000000002">
            <text:p>73.667</text:p>
          </table:table-cell>
          <table:table-cell table:style-name="ACE-3" table:formula="of:=ROUND(-([.T46]+[.U46]/60);3)" office:value-type="float" office:value="-22">
            <text:p>−22</text:p>
          </table:table-cell>
          <table:table-cell table:style-name="ACE-3" office:value-type="float" office:value="9220">
            <text:p>92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4</text:p>
          </table:table-cell>
          <table:table-cell table:style-name="ACE-3" table:formula="of:=ROUND([.R47]+[.S47]/60;3)" office:value-type="float" office:value="73.483000000000004">
            <text:p>73.483</text:p>
          </table:table-cell>
          <table:table-cell table:style-name="ACE-3" table:formula="of:=ROUND(-([.T47]+[.U47]/60);3)" office:value-type="float" office:value="-21.617000000000001">
            <text:p>−21.617</text:p>
          </table:table-cell>
          <table:table-cell table:style-name="ACE-3" office:value-type="float" office:value="6520">
            <text:p>65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Tridonta borealis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9000000000000004">
            <text:p>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fine sand, based on the description I am setting it as a beach deposi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37">
            <text:p>3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5</text:p>
          </table:table-cell>
          <table:table-cell table:style-name="ACE-3" table:formula="of:=ROUND([.R48]+[.S48]/60;3)" office:value-type="float" office:value="73.733000000000004">
            <text:p>73.733</text:p>
          </table:table-cell>
          <table:table-cell table:style-name="ACE-3" table:formula="of:=ROUND(-([.T48]+[.U48]/60);3)" office:value-type="float" office:value="-20.75">
            <text:p>−20.75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y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6</text:p>
          </table:table-cell>
          <table:table-cell table:style-name="ACE-3" table:formula="of:=ROUND([.R49]+[.S49]/60;3)" office:value-type="float" office:value="73.683000000000007">
            <text:p>73.683</text:p>
          </table:table-cell>
          <table:table-cell table:style-name="ACE-3" table:formula="of:=ROUND(-([.T49]+[.U49]/60);3)" office:value-type="float" office:value="-21.832999999999998">
            <text:p>−21.833</text:p>
          </table:table-cell>
          <table:table-cell table:style-name="ACE-3" office:value-type="float" office:value="9290">
            <text:p>92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3" office:value-type="string">
            <text:p>Hakansson1975,Hjort1979</text:p>
          </table:table-cell>
          <table:table-cell table:style-name="ACE-3" office:value-type="string">
            <text:p>shells in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69</text:p>
          </table:table-cell>
          <table:table-cell table:style-name="ACE-3" table:formula="of:=ROUND([.R50]+[.S50]/60;3)" office:value-type="float" office:value="72.417000000000002">
            <text:p>72.417</text:p>
          </table:table-cell>
          <table:table-cell table:style-name="ACE-3" table:formula="of:=ROUND(-([.T50]+[.U50]/60);3)" office:value-type="float" office:value="-25.917000000000002">
            <text:p>−25.917</text:p>
          </table:table-cell>
          <table:table-cell table:style-name="ACE-3" office:value-type="float" office:value="6400">
            <text:p>64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70</text:p>
          </table:table-cell>
          <table:table-cell table:style-name="ACE-3" table:formula="of:=ROUND([.R51]+[.S51]/60;3)" office:value-type="float" office:value="72.716999999999999">
            <text:p>72.717</text:p>
          </table:table-cell>
          <table:table-cell table:style-name="ACE-3" table:formula="of:=ROUND(-([.T51]+[.U51]/60);3)" office:value-type="float" office:value="-26.832999999999998">
            <text:p>−26.833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95</text:p>
          </table:table-cell>
          <table:table-cell table:style-name="ACE-3" table:formula="of:=ROUND([.R52]+[.S52]/60;3)" office:value-type="float" office:value="72.132999999999996">
            <text:p>72.133</text:p>
          </table:table-cell>
          <table:table-cell table:style-name="ACE-3" table:formula="of:=ROUND(-([.T52]+[.U52]/60);3)" office:value-type="float" office:value="-23.632999999999999">
            <text:p>−23.633</text:p>
          </table:table-cell>
          <table:table-cell table:style-name="ACE-3" office:value-type="float" office:value="8580">
            <text:p>85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hale vertebra (probably Balanea mysticetu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bone in deltaic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103</text:p>
          </table:table-cell>
          <table:table-cell table:style-name="ACE-3" table:formula="of:=ROUND([.R53]+[.S53]/60;3)" office:value-type="float" office:value="72.132999999999996">
            <text:p>72.133</text:p>
          </table:table-cell>
          <table:table-cell table:style-name="ACE-3" table:formula="of:=ROUND(-([.T53]+[.U53]/60);3)" office:value-type="float" office:value="-23.632999999999999">
            <text:p>−23.633</text:p>
          </table:table-cell>
          <table:table-cell table:style-name="ACE-3" office:value-type="float" office:value="8850">
            <text:p>88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 in deltaic sand (same as Lu-1095)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1</text:p>
          </table:table-cell>
          <table:table-cell table:style-name="ACE-3" table:formula="of:=ROUND([.R54]+[.S54]/60;3)" office:value-type="float" office:value="75.316999999999993">
            <text:p>75.317</text:p>
          </table:table-cell>
          <table:table-cell table:style-name="ACE-3" table:formula="of:=ROUND(-([.T54]+[.U54]/60);3)" office:value-type="float" office:value="-20.050000000000001">
            <text:p>−20.05</text:p>
          </table:table-cell>
          <table:table-cell table:style-name="ACE-3" office:value-type="float" office:value="7440">
            <text:p>744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clay gyttja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2</text:p>
          </table:table-cell>
          <table:table-cell table:style-name="ACE-3" table:formula="of:=ROUND([.R55]+[.S55]/60;3)" office:value-type="float" office:value="75.316999999999993">
            <text:p>75.317</text:p>
          </table:table-cell>
          <table:table-cell table:style-name="ACE-3" table:formula="of:=ROUND(-([.T55]+[.U55]/60);3)" office:value-type="float" office:value="-20.050000000000001">
            <text:p>−20.05</text:p>
          </table:table-cell>
          <table:table-cell table:style-name="ACE-3" office:value-type="float" office:value="5140">
            <text:p>51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3</text:p>
          </table:table-cell>
          <table:table-cell table:style-name="ACE-3" table:formula="of:=ROUND([.R56]+[.S56]/60;3)" office:value-type="float" office:value="75.316999999999993">
            <text:p>75.317</text:p>
          </table:table-cell>
          <table:table-cell table:style-name="ACE-3" table:formula="of:=ROUND(-([.T56]+[.U56]/60);3)" office:value-type="float" office:value="-20.050000000000001">
            <text:p>−20.05</text:p>
          </table:table-cell>
          <table:table-cell table:style-name="ACE-3" office:value-type="float" office:value="4530">
            <text:p>45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4</text:p>
          </table:table-cell>
          <table:table-cell table:style-name="ACE-3" table:formula="of:=ROUND([.R57]+[.S57]/60;3)" office:value-type="float" office:value="75.316999999999993">
            <text:p>75.317</text:p>
          </table:table-cell>
          <table:table-cell table:style-name="ACE-3" table:formula="of:=ROUND(-([.T57]+[.U57]/60);3)" office:value-type="float" office:value="-20.050000000000001">
            <text:p>−20.05</text:p>
          </table:table-cell>
          <table:table-cell table:style-name="ACE-3" office:value-type="float" office:value="3670">
            <text:p>367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5</text:p>
          </table:table-cell>
          <table:table-cell table:style-name="ACE-3" table:formula="of:=ROUND([.R58]+[.S58]/60;3)" office:value-type="float" office:value="75.316999999999993">
            <text:p>75.317</text:p>
          </table:table-cell>
          <table:table-cell table:style-name="ACE-3" table:formula="of:=ROUND(-([.T58]+[.U58]/60);3)" office:value-type="float" office:value="-20.050000000000001">
            <text:p>−20.05</text:p>
          </table:table-cell>
          <table:table-cell table:style-name="ACE-3" office:value-type="float" office:value="2390">
            <text:p>239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6</text:p>
          </table:table-cell>
          <table:table-cell table:style-name="ACE-3" table:formula="of:=ROUND([.R59]+[.S59]/60;3)" office:value-type="float" office:value="75.316999999999993">
            <text:p>75.317</text:p>
          </table:table-cell>
          <table:table-cell table:style-name="ACE-3" table:formula="of:=ROUND(-([.T59]+[.U59]/60);3)" office:value-type="float" office:value="-19.667000000000002">
            <text:p>−19.667</text:p>
          </table:table-cell>
          <table:table-cell table:style-name="ACE-3" office:value-type="float" office:value="11540">
            <text:p>1154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7.5">
            <text:p>87.5</text:p>
          </table:table-cell>
          <table:table-cell table:style-name="ACE-3" office:value-type="float" office:value="12.5">
            <text:p>12.5</text:p>
          </table:table-cell>
          <table:table-cell table:style-name="ACE-3" office:value-type="float" office:value="12.5">
            <text:p>12.5</text:p>
          </table:table-cell>
          <table:table-cell table:style-name="ACE-3" office:value-type="string">
            <text:p>Hakansson1981</text:p>
          </table:table-cell>
          <table:table-cell table:style-name="ACE-3" office:value-type="string">
            <text:p>elevation range of the lake is stated between 75 and 100 m. There are a few samples, but I only took the oldest as it is the most relevant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874</text:p>
          </table:table-cell>
          <table:table-cell table:style-name="ACE-3" table:formula="of:=ROUND([.R60]+[.S60]/60;3)" office:value-type="float" office:value="80.283000000000001">
            <text:p>80.283</text:p>
          </table:table-cell>
          <table:table-cell table:style-name="ACE-3" table:formula="of:=ROUND(-([.T60]+[.U60]/60);3)" office:value-type="float" office:value="-16.167000000000002">
            <text:p>−16.167</text:p>
          </table:table-cell>
          <table:table-cell table:style-name="ACE-3" office:value-type="float" office:value="7490">
            <text:p>74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and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3" office:value-type="string">
            <text:p>Hakansson1982</text:p>
          </table:table-cell>
          <table:table-cell table:style-name="ACE-3" office:value-type="string">
            <text:p>shells in marine silt deposi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574</text:p>
          </table:table-cell>
          <table:table-cell table:style-name="ACE-3" table:formula="of:=ROUND([.R61]+[.S61]/60;3)" office:value-type="float" office:value="81.167000000000002">
            <text:p>81.167</text:p>
          </table:table-cell>
          <table:table-cell table:style-name="ACE-3" table:formula="of:=ROUND(-([.T61]+[.U61]/60);3)" office:value-type="float" office:value="-14">
            <text:p>−14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3" office:value-type="string">
            <text:p>Hakansson1987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0" table:number-rows-repeated="54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493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3">
          <gnm:selection gnm:start-col="15" gnm:start-row="3" gnm:end-col="15" gnm:end-row="3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7T13:45:43Z</dc:date>
    <meta:creation-date>2022-10-27T08:15:17Z</meta:creation-date>
    <meta:generator>gnumeric/1.12.46</meta:generator>
  </office:meta>
</office:document-meta>
</file>